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text-properties style:font-name="Helvetica Neue" fo:font-size="20.0pt"/>
    </style:style>
    <style:style style:name="P2" style:family="paragraph" style:parent-style-name="Standard">
      <style:paragraph-properties style:line-spacing="0.0139in"/>
      <style:text-properties style:font-name="Helvetica Neue" fo:font-size="13.0pt"/>
    </style:style>
    <style:style style:name="P3" style:family="paragraph" style:parent-style-name="Standard">
      <style:paragraph-properties style:line-spacing="0.0139in"/>
      <style:text-properties style:font-name="Helvetica Neue" fo:font-size="13.0pt" fo:color="#dca10d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 style:text-underline-color="#dca10d"/>
    </style:style>
    <style:style style:name="T3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Devops Projects:</text:span></text:p>
      <text:p text:style-name="P2"><text:s/></text:p>
      <text:p text:style-name="P2">Amazon Prime project: <text:s text:c="5"/>Done </text:p>
      <text:p text:style-name="P2"/>
      <text:p text:style-name="P3"><text:a xlink:type="simple" xlink:href="https://www.youtube.com/watch?v=Gd9Aofx-iLI&amp;t=1334s">https://www.youtube.com/watch?v=Gd9Aofx-iLI&amp;t=1334s</text:a></text:p>
      <text:p text:style-name="P2"/>
      <text:p text:style-name="P2"/>
      <text:p text:style-name="P2">Bookmyshow: <text:s text:c="3"/>Done </text:p>
      <text:p text:style-name="P2"/>
      <text:p text:style-name="P3"><text:a xlink:type="simple" xlink:href="https://www.youtube.com/watch?v=hBGVwa8MY4A&amp;list=PLIMuaFvdF6-g4EFO0MA2TWaQn9NuVJdTl&amp;index=1"><text:span text:style-name="T2">https://www.youtube.com/watch?v=hBGVwa8MY4A&amp;list=PLIMuaFvdF6-g4EFO0MA2TWaQn9NuVJdTl&amp;index=1</text:span></text:a></text:p>
      <text:p text:style-name="P2"/>
      <text:p text:style-name="P2"/>
      <text:p text:style-name="P2">Netflix clone on kuber : Cloud champ: <text:s text:c="2"/>Done</text:p>
      <text:p text:style-name="P2"/>
      <text:p text:style-name="P3"><text:a xlink:type="simple" xlink:href="https://www.youtube.com/watch?v=g8X5AoqCJHc">https://www.youtube.com/watch?v=g8X5AoqCJHc</text:a></text:p>
      <text:p text:style-name="P2"/>
      <text:p text:style-name="P2"/>
      <text:p text:style-name="P2">Springboot Project : <text:s/>Done </text:p>
      <text:p text:style-name="P2"/>
      <text:p text:style-name="P3"><text:a xlink:type="simple" xlink:href="https://www.youtube.com/watch?v=1QazSvGIUuA">https://www.youtube.com/watch?v=1QazSvGIUuA</text:a></text:p>
      <text:p text:style-name="P2"/>
      <text:p text:style-name="P2"/>
      <text:p text:style-name="P2">Zomato app Project : <text:s/>Done</text:p>
      <text:p text:style-name="P2"/>
      <text:p text:style-name="P3"><text:a xlink:type="simple" xlink:href="https://www.youtube.com/watch?v=GyoI6-I68aQ">https://www.youtube.com/watch?v=GyoI6-I68aQ</text:a></text:p>
      <text:p text:style-name="P2"/>
      <text:p text:style-name="P2"/>
      <text:p text:style-name="P2">Swiggy app Project: <text:s/>Done</text:p>
      <text:p text:style-name="P2"/>
      <text:p text:style-name="P3"><text:a xlink:type="simple" xlink:href="https://www.youtube.com/watch?v=x55z7rk0NAU">https://www.youtube.com/watch?v=x55z7rk0NAU</text:a></text:p>
      <text:p text:style-name="P2"/>
      <text:p text:style-name="P2"/>
      <text:p text:style-name="P2"/>
      <text:p text:style-name="P2">Multi cluster deployment project: <text:s text:c="2"/>Done Abhishek</text:p>
      <text:p text:style-name="P2"/>
      <text:p text:style-name="P3"><text:a xlink:type="simple" xlink:href="https://www.youtube.com/watch?v=QhDnXsmSnfk">https://www.youtube.com/watch?v=QhDnXsmSnfk</text:a></text:p>
      <text:p text:style-name="P2"/>
      <text:p text:style-name="P2"/>
      <text:p text:style-name="P2">10 microservices project : <text:s/>Done</text:p>
      <text:p text:style-name="P3"><text:a xlink:type="simple" xlink:href="https://www.youtube.com/watch?v=Ox-iZtArfyw">https://www.youtube.com/watch?v=Ox-iZtArfyw</text:a></text:p>
      <text:p text:style-name="P2"/>
      <text:p text:style-name="P2"/>
      <text:p text:style-name="P2"/>
      <text:p text:style-name="P2">Tetris <text:s/>game Project : <text:s text:c="2"/>Done</text:p>
      <text:p text:style-name="P2"/>
      <text:p text:style-name="P3"><text:a xlink:type="simple" xlink:href="https://www.youtube.com/watch?v=uvWGR7HgaEw">https://www.youtube.com/watch?v=uvWGR7HgaEw</text:a><text:span text:style-name="T3"><text:s text:c="4"/></text:span></text:p>
      <text:p text:style-name="P2"/>
      <text:p text:style-name="P2"/>
      <text:p text:style-name="P2"/>
      <text:p text:style-name="P2">Configuring Static website using s3 and cloud front: <text:s text:c="2"/>Done </text:p>
      <text:p text:style-name="P2"/>
      <text:p text:style-name="P3"><text:a xlink:type="simple" xlink:href="https://mrcloudbook.com/configuring-a-static-website-with-s3-and-cloudfront/">https://mrcloudbook.com/configuring-a-static-website-with-s3-and-cloudfront/</text:a></text:p>
      <text:p text:style-name="P2"/>
      <text:p text:style-name="P2"/>
      <text:p text:style-name="P2"/>
      <text:p text:style-name="P2">Youtube-clone-Jenkins-shared-library with slack and splunk — Done </text:p>
      <text:p text:style-name="P3"><text:a xlink:type="simple" xlink:href="https://mrcloudbook.com/youtube-clone-app-with-devsecops-and-jenkins-shared-library/">https://mrcloudbook.com/youtube-clone-app-with-devsecops-and-jenkins-shared-library/</text:a></text:p>
      <text:p text:style-name="P2"/>
      <text:p text:style-name="P2"/>
      <text:p text:style-name="P2">Blue-green Deployment — Done</text:p>
      <text:p text:style-name="P2"/>
      <text:p text:style-name="P3"><text:a xlink:type="simple" xlink:href="https://www.youtube.com/watch?v=tstBG7RC9as">https://www.youtube.com/watch?v=tstBG7RC9as</text:a></text:p>
      <text:p text:style-name="P2"/>
      <text:p text:style-name="P2"/>
      <text:p text:style-name="P2">Twilio app project — Done.</text:p>
      <text:p text:style-name="P3"><text:a xlink:type="simple" xlink:href="https://mrcloudbook.com/ci-cd-pipeline-for-uptime-kuma-get-real-time-call-alerts-for-server-downtime-open-source-monitoring/">https://mrcloudbook.com/ci-cd-pipeline-for-uptime-kuma-get-real-time-call-alerts-for-server-downtime-open-source-monitoring/</text:a></text:p>
      <text:p text:style-name="P2"/>
      <text:p text:style-name="P2"/>
      <text:p text:style-name="P2">Chatbot-ui project -Done </text:p>
      <text:p text:style-name="P2"/>
      <text:p text:style-name="P3"><text:a xlink:type="simple" xlink:href="https://www.youtube.com/watch?v=NgzETvHZUnU">https://www.youtube.com/watch?v=NgzETvHZUnU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Postgresql backup using Ansible Playbook to S3 bucket</text:span></text:p>
      <text:p text:style-name="P2"/>
      <text:p text:style-name="P3"><text:a xlink:type="simple" xlink:href="https://mrcloudbook.com/devops-hands-on-postgresql-backup-using-ansible-playbook-to-s3-bucket/">https://mrcloudbook.com/devops-hands-on-postgresql-backup-using-ansible-playbook-to-s3-bucket/</text:a></text:p>
      <text:p text:style-name="P2"/>
      <text:p text:style-name="P2"/>
      <text:p text:style-name="P2"/>
      <text:p text:style-name="P3"><text:a xlink:type="simple" xlink:href="https://mrcloudbook.com/ansible-devsecops-petshop-project-jenkins-ci-cd/">https://mrcloudbook.com/ansible-devsecops-petshop-project-jenkins-ci-cd/</text:a></text:p>
      <text:p text:style-name="P2"/>
      <text:p text:style-name="P2"/>
      <text:p text:style-name="P2"/>
      <text:p text:style-name="P2">Voting Application Project: <text:s/>CLoud Champ. <text:s/></text:p>
      <text:p text:style-name="P2"/>
      <text:p text:style-name="P3"><text:a xlink:type="simple" xlink:href="https://www.youtube.com/watch?v=pTmIoKUeU-A&amp;list=PLOa-edppsqFnW0pQrnYf_2rEUI8mgfwuX&amp;index=3">https://www.youtube.com/watch?v=pTmIoKUeU-A&amp;list=PLOa-edppsqFnW0pQrnYf_2rEUI8mgfwuX&amp;index=3</text:a></text:p>
      <text:p text:style-name="P2"/>
      <text:p text:style-name="P2"/>
      <text:p text:style-name="P2"/>
      <text:p text:style-name="P2">Devops -Slack Project :</text:p>
      <text:p text:style-name="P2"/>
      <text:p text:style-name="P3"><text:a xlink:type="simple" xlink:href="https://www.youtube.com/watch?v=e42hIYkvxoQ">https://www.youtube.com/watch?v=e42hIYkvxoQ</text:a></text:p>
      <text:p text:style-name="P2"/>
      <text:p text:style-name="P2"/>
      <text:p text:style-name="P2"/>
      <text:p text:style-name="P2">Corporate devops pipeline : <text:s/>Devops Shack </text:p>
      <text:p text:style-name="P3"><text:a xlink:type="simple" xlink:href="https://www.youtube.com/watch?v=NnkUGzaqqOc">https://www.youtube.com/watch?v=NnkUGzaqqOc</text:a></text:p>
      <text:p text:style-name="P2"/>
      <text:p text:style-name="P2"/>
      <text:p text:style-name="P2"/>
      <text:p text:style-name="P2">Video to audio <text:s/>micro services project cloud champ</text:p>
      <text:p text:style-name="P2"/>
      <text:p text:style-name="P3"><text:a xlink:type="simple" xlink:href="https://www.youtube.com/watch?v=jHlRqQzqB_Y">https://www.youtube.com/watch?v=jHlRqQzqB_Y</text:a></text:p>
      <text:p text:style-name="P2"/>
      <text:p text:style-name="P2"/>
      <text:p text:style-name="P2"/>
      <text:p text:style-name="P2">Python projects:</text:p>
      <text:p text:style-name="P2"/>
      <text:p text:style-name="P3"><text:a xlink:type="simple" xlink:href="https://www.youtube.com/watch?v=zqND3P21k40&amp;list=TLPQMTAwNDIwMjVSVCQBiH5JeA&amp;index=3">https://www.youtube.com/watch?v=zqND3P21k40&amp;list=TLPQMTAwNDIwMjVSVCQBiH5JeA&amp;index=3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